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ionSettings.setExtraInterfaces( Set &lt; Class &lt; ? &gt; &gt; extra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ionSettings.getConstructo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setMockName( MockName mo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ionSettings.isStub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setSerializableMode( SerializableMode serializabl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ionSettings.setTypeToMock( Class &lt; T &gt; type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ionSettings.getOuterClas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StubbingLookup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TypeTo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isStrip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Strict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Creation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eationSettings.CreationSettings( CreationSettings 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reationSettings.is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VerificationStart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reationSettings.getDefault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Extra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Serializabl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is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Invocation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Moc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Moc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isUs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ionSettings.getSpied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